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E000002901D2C7364367357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1.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3333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034cm" svg:height="17.358cm" svg:x="2.466cm" svg:y="3.442cm">
          <draw:image xlink:href="Pictures/100000000000025E000002901D2C7364367357FF.png" xlink:type="simple" xlink:show="embed" xlink:actuate="onLoad">
            <text:p/>
          </draw:image>
        </draw:frame>
        <draw:custom-shape draw:style-name="gr2" draw:text-style-name="P2" draw:layer="layout" svg:width="0.6cm" svg:height="1.6cm" svg:x="7.7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6cm" svg:height="1.6cm" svg:x="14.1cm" svg:y="1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6cm" svg:height="1.6cm" draw:transform="rotate (1.5707963267949) translate (3.6cm 9.1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6cm" svg:height="1.6cm" svg:x="17.3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6cm" svg:height="1.6cm" draw:transform="rotate (1.5707963267949) translate (11.5cm 12.2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00:17:33.607000000</meta:creation-date>
    <dc:date>2019-09-12T00:21:54.489000000</dc:date>
    <meta:editing-duration>PT4M29S</meta:editing-duration>
    <meta:editing-cycles>1</meta:editing-cycles>
    <meta:document-statistic meta:object-count="6"/>
    <meta:generator>LibreOffice/6.0.6.2$Windows_X86_64 LibreOffice_project/0c292870b25a325b5ed35f6b45599d2ea4458e77</meta:generator>
  </office:meta>
</office:document-meta>
</file>